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76.5pt" style:use-optimal-column-width="false"/>
    </style:style>
    <style:style style:name="ACOL-10" style:family="table-column">
      <style:table-column-properties style:column-width="249pt" style:use-optimal-column-width="true"/>
    </style:style>
    <style:style style:name="ACOL-11" style:family="table-column"/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78pt" style:use-optimal-column-width="false"/>
    </style:style>
    <style:style style:name="ACOL-14" style:family="table-column">
      <style:table-column-properties style:column-width="4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4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602</text:p>
          </table:table-cell>
          <table:table-cell table:style-name="ACE-2" office:value-type="float" office:value="-4.8333300000000001">
            <text:p>−4.83</text:p>
          </table:table-cell>
          <table:table-cell table:style-name="ACE-2" office:value-type="float" office:value="119.56667">
            <text:p>119.57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olluscs attached to Eocene limest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603</text:p>
          </table:table-cell>
          <table:table-cell table:style-name="ACE-2" office:value-type="float" office:value="-4.8333300000000001">
            <text:p>−4.83</text:p>
          </table:table-cell>
          <table:table-cell table:style-name="ACE-2" office:value-type="float" office:value="119.56667">
            <text:p>119.57</text:p>
          </table:table-cell>
          <table:table-cell table:style-name="ACE-0" office:value-type="float" office:value="5312">
            <text:p>5312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olluscs attached to Eocene limest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491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905">
            <text:p>9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am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492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oam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493</text:p>
          </table:table-cell>
          <table:table-cell table:style-name="ACE-2" office:value-type="float" office:value="-4.9493999999999998">
            <text:p>−4.95</text:p>
          </table:table-cell>
          <table:table-cell table:style-name="ACE-2" office:value-type="float" office:value="119.56053">
            <text:p>119.56</text:p>
          </table:table-cell>
          <table:table-cell table:style-name="ACE-0" office:value-type="float" office:value="6175">
            <text:p>6175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100000000000005">
            <text:p>−0.931</text:p>
          </table:table-cell>
          <table:table-cell table:style-name="ACE-0" office:value-type="float" office:value="0.44">
            <text:p>0.44</text:p>
          </table:table-cell>
          <table:table-cell table:style-name="ACE-0" office:value-type="float" office:value="0.44">
            <text:p>0.44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59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600000000000001">
            <text:p>1.5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0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1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2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Beachrock - no direct evidence of intertidal origin - conservatively considered subtid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600000000000001">
            <text:p>1.3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3</text:p>
          </table:table-cell>
          <table:table-cell table:style-name="ACE-2" office:value-type="float" office:value="-4.5748199999999999">
            <text:p>−4.57</text:p>
          </table:table-cell>
          <table:table-cell table:style-name="ACE-2" office:value-type="float" office:value="119.59116">
            <text:p>119.59</text:p>
          </table:table-cell>
          <table:table-cell table:style-name="ACE-0" office:value-type="float" office:value="4520">
            <text:p>452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300000000000001">
            <text:p>1.8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4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5</text:p>
          </table:table-cell>
          <table:table-cell table:style-name="ACE-2" office:value-type="float" office:value="-5.0719799999999999">
            <text:p>−5.07</text:p>
          </table:table-cell>
          <table:table-cell table:style-name="ACE-2" office:value-type="float" office:value="119.46814999999999">
            <text:p>119.4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6</text:p>
          </table:table-cell>
          <table:table-cell table:style-name="ACE-2" office:value-type="float" office:value="-5.1253700000000002">
            <text:p>−5.13</text:p>
          </table:table-cell>
          <table:table-cell table:style-name="ACE-2" office:value-type="float" office:value="119.34338">
            <text:p>119.34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76</text:p>
          </table:table-cell>
          <table:table-cell table:style-name="ACE-2" office:value-type="float" office:value="-5.0361500000000001">
            <text:p>−5.04</text:p>
          </table:table-cell>
          <table:table-cell table:style-name="ACE-2" office:value-type="float" office:value="119.27746">
            <text:p>119.28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Coral - 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78</text:p>
          </table:table-cell>
          <table:table-cell table:style-name="ACE-2" office:value-type="float" office:value="-4.8118999999999996">
            <text:p>−4.81</text:p>
          </table:table-cell>
          <table:table-cell table:style-name="ACE-2" office:value-type="float" office:value="119.2346">
            <text:p>119.23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79</text:p>
          </table:table-cell>
          <table:table-cell table:style-name="ACE-2" office:value-type="float" office:value="-4.5748199999999999">
            <text:p>−4.57</text:p>
          </table:table-cell>
          <table:table-cell table:style-name="ACE-2" office:value-type="float" office:value="119.59116">
            <text:p>119.59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600000000000001">
            <text:p>3.5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80</text:p>
          </table:table-cell>
          <table:table-cell table:style-name="ACE-2" office:value-type="float" office:value="-5.0719799999999999">
            <text:p>−5.07</text:p>
          </table:table-cell>
          <table:table-cell table:style-name="ACE-2" office:value-type="float" office:value="119.46814999999999">
            <text:p>119.47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81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calcium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3">
            <text:p>1.5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883</text:p>
          </table:table-cell>
          <table:table-cell table:style-name="ACE-2" office:value-type="float" office:value="-5.1055000000000001">
            <text:p>−5.11</text:p>
          </table:table-cell>
          <table:table-cell table:style-name="ACE-2" office:value-type="float" office:value="119.28881">
            <text:p>119.29</text:p>
          </table:table-cell>
          <table:table-cell table:style-name="ACE-0" office:value-type="float" office:value="4165">
            <text:p>416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884</text:p>
          </table:table-cell>
          <table:table-cell table:style-name="ACE-2" office:value-type="float" office:value="-5.6059900000000003">
            <text:p>−5.61</text:p>
          </table:table-cell>
          <table:table-cell table:style-name="ACE-2" office:value-type="float" office:value="119.45858">
            <text:p>119.46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885</text:p>
          </table:table-cell>
          <table:table-cell table:style-name="ACE-2" office:value-type="float" office:value="-5.6059900000000003">
            <text:p>−5.61</text:p>
          </table:table-cell>
          <table:table-cell table:style-name="ACE-2" office:value-type="float" office:value="119.45858">
            <text:p>119.46</text:p>
          </table:table-cell>
          <table:table-cell table:style-name="ACE-0" office:value-type="float" office:value="2755">
            <text:p>2755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4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6400000000000001">
            <text:p>−0.76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5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405">
            <text:p>44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6399999999999999">
            <text:p>−0.36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6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1400000000000001">
            <text:p>−0.51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7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25">
            <text:p>53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1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15">
            <text:p>4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99999999999999">
            <text:p>0.20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2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86999999999999994">
            <text:p>0.08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3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645">
            <text:p>46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699999999999999">
            <text:p>0.1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5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700000000000001">
            <text:p>0.25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38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399999999999997">
            <text:p>−0.34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39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400000000000001">
            <text:p>−0.44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0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399999999999995">
            <text:p>−0.57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2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8399999999999999">
            <text:p>−0.48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3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8699999999999999">
            <text:p>0.48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4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97">
            <text:p>0.4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5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165">
            <text:p>51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700000000000002">
            <text:p>0.5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6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699999999999999">
            <text:p>0.2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7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1700000000000001">
            <text:p>0.1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8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97000000000000003">
            <text:p>0.0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9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699999999999999">
            <text:p>0.1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50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4700000000000001">
            <text:p>0.4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ACE-0"/>
        </table:table-row>
        <table:table-row table:style-name="AROW-0" table:number-rows-repeated="8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4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4:5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